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18b9"/>
    </style:style>
    <style:style style:name="P2" style:family="paragraph" style:parent-style-name="Standard">
      <style:text-properties officeooo:paragraph-rsid="000c13c9"/>
    </style:style>
    <style:style style:name="P3" style:family="paragraph" style:parent-style-name="Standard">
      <style:text-properties officeooo:paragraph-rsid="000d6759"/>
    </style:style>
    <style:style style:name="P4" style:family="paragraph" style:parent-style-name="Standard">
      <style:text-properties officeooo:paragraph-rsid="000de04a"/>
    </style:style>
    <style:style style:name="P5" style:family="paragraph" style:parent-style-name="Standard">
      <style:text-properties officeooo:paragraph-rsid="000f5c94"/>
    </style:style>
    <style:style style:name="P6" style:family="paragraph" style:parent-style-name="Standard">
      <style:text-properties officeooo:paragraph-rsid="001314b3"/>
    </style:style>
    <style:style style:name="T1" style:family="text">
      <style:text-properties officeooo:rsid="000a18b9"/>
    </style:style>
    <style:style style:name="T2" style:family="text">
      <style:text-properties officeooo:rsid="000c13c9"/>
    </style:style>
    <style:style style:name="T3" style:family="text">
      <style:text-properties officeooo:rsid="000d6759"/>
    </style:style>
    <style:style style:name="T4" style:family="text">
      <style:text-properties officeooo:rsid="000de04a"/>
    </style:style>
    <style:style style:name="T5" style:family="text">
      <style:text-properties officeooo:rsid="000e14ed"/>
    </style:style>
    <style:style style:name="T6" style:family="text">
      <style:text-properties officeooo:rsid="000f5c94"/>
    </style:style>
    <style:style style:name="T7" style:family="text">
      <style:text-properties officeooo:rsid="00112b27"/>
    </style:style>
    <style:style style:name="T8" style:family="text">
      <style:text-properties officeooo:rsid="001314b3"/>
    </style:style>
    <style:style style:name="T9" style:family="text">
      <style:text-properties officeooo:rsid="0014f83f"/>
    </style:style>
    <style:style style:name="T10" style:family="text">
      <style:text-properties officeooo:rsid="0016d977"/>
    </style:style>
    <style:style style:name="T11" style:family="text">
      <style:text-properties officeooo:rsid="0018d533"/>
    </style:style>
    <style:style style:name="T12" style:family="text">
      <style:text-properties officeooo:rsid="001943f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ultivariate Analysis</text:span></text:h>
      <text:p text:style-name="P1"><text:span text:style-name="T1">by Sven Nilsen</text:span></text:p>
      <text:p text:style-name="P1"><text:span text:style-name="T1"/></text:p>
      <text:h text:style-name="Heading_20_2" text:outline-level="2"><text:span text:style-name="T3">Abstract</text:span></text:h>
      <text:p text:style-name="P1"><text:span text:style-name="T1"/></text:p>
      <text:p text:style-name="P2"><text:span text:style-name="T2">Nilpotent multiplication and inverse defines calculation directly on the coefficients of a polynomial. Together with Taylor series approximation it should be possible to construct a lazy evaluated multivariate analysis tool that sums the coefficients in a lattice of dimension equal to the number of unknowns. First we compute a data structure from the mathematical description which we will use for lazy evaluation. Then we need a vector with two numbers per dimension. The first number is a weight to multiply with any number before we add to the lattice. The second number is a transpose to the offset in the lattice. The vector is used as a cursor when we perform lazy evaluation.</text:span></text:p>
      <text:p text:style-name="P2"><text:span text:style-name="T2"/></text:p>
      <text:h text:style-name="Heading_20_2" text:outline-level="2"><text:span text:style-name="T3">Introduction</text:span></text:h>
      <text:p text:style-name="P3"><text:span text:style-name="T3"/></text:p>
      <text:p text:style-name="P3"><text:span text:style-name="T3">Consider the expression</text:span></text:p>
      <text:p text:style-name="P3"><text:span text:style-name="T3"/></text:p>
      <text:p text:style-name="P3"><text:span text:style-name="T3"><draw:frame draw:style-name="fr1" draw:name="Object1" text:anchor-type="as-char" svg:y="-0.1484in" svg:width="0.578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line-break/><text:line-break/>where 'a' and 'b' can be expressions involving 'x'. </text:span><text:span text:style-name="T4">We are looking at the expression and then evaluating “the nodes” that are 'a' and 'b' as a recursive process.</text:span><text:span text:style-name="T3"> </text:span><text:span text:style-name="T4">Everything we read from 'a' is multiplied with 2 and everything we read from 'b' is multiplied with 'x'. The expression tells us how to evaluate the coefficients in the sub</text:span><text:span text:style-name="T5">-</text:span><text:span text:style-name="T4">expressions.</text:span></text:p>
      <text:p text:style-name="P3"><text:span text:style-name="T4"/></text:p>
      <text:p text:style-name="P4"><text:span text:style-name="T4">This is the approach used in the algorithm. We create a lattice with a dimension equal to the number of unknowns. For example, in any approximation to a local event in space-time, we need 4 dimensions. </text:span><text:span text:style-name="T5">All expressions in space-time are functions depending on position and time. No matter what expression we look at, the way we interpret it is given by a location and weight in the lattice. For each sub-expression we compute a new location and weight before evaluating. </text:span><text:span text:style-name="T6">This behaves as a “cursor”.</text:span></text:p>
      <text:p text:style-name="P4"><text:span text:style-name="T5"/></text:p>
      <text:p text:style-name="P5"><text:span text:style-name="T6">An expression might be generated procedurally from Taylor series approximation, </text:span><text:span text:style-name="T8">such as 'cos(x)'</text:span><text:span text:style-name="T6">. If the cursor weight in the lattice is approaching zero we might choose to stop evalu</text:span><text:span text:style-name="T7">ating and ignore the result. If the cursor weight in the lattice grows very large we might choose to return an error.</text:span></text:p>
      <text:p text:style-name="P5"><text:span text:style-name="T7"/></text:p>
      <text:p text:style-name="P6"><text:span text:style-name="T8">In theory it is possible to approximate any smooth N-dimensional function. The limitation is how large lattice we can create. The number of coefficients in the lattice grows exponentially with number of unknowns. </text:span><text:span text:style-name="T9">In the end one still ends up with a function which performance might be slower than evaluati</text:span><text:span text:style-name="T11">ng</text:span><text:span text:style-name="T9"> the value directly, because </text:span><text:span text:style-name="T12">of</text:span><text:span text:style-name="T9"> the exponential number of </text:span><text:span text:style-name="T10">coefficients </text:span><text:span text:style-name="T12">that might not appear in the directly computed value from the mathematical descrip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6:16:45</meta:creation-date>
    <dc:date>2014-03-10T07:29:44</dc:date>
    <meta:editing-duration>PT1H12M9S</meta:editing-duration>
    <meta:editing-cycles>11</meta:editing-cycles>
    <meta:generator>LibreOffice/3.6$Linux_X86_64 LibreOffice_project/360m1$Build-2</meta:generator>
    <meta:document-statistic meta:table-count="0" meta:image-count="0" meta:object-count="1" meta:page-count="1" meta:paragraph-count="10" meta:word-count="392" meta:character-count="2374" meta:non-whitespace-character-count="1989"/>
  </office:meta>
</office:document-meta>
</file>

<file path=Object 1/content.xml><?xml version="1.0" encoding="utf-8"?>
<math xmlns="http://www.w3.org/1998/Math/MathML">
  <semantics>
    <mrow>
      <mn>2</mn>
      <mrow>
        <mi>a</mi>
        <mo stretchy="false">+</mo>
        <mi>b</mi>
      </mrow>
      <mi>x</mi>
    </mrow>
    <annotation encoding="StarMath 5.0">2 a + b x</annotation>
  </semantics>
</math>
</file>